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pletAspect.toSAX( RendererAspectContext rendererContext , Layout layout ,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plet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